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, sans-serif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efe0" officeooo:paragraph-rsid="0018efe0"/>
    </style:style>
    <style:style style:name="P2" style:family="paragraph" style:parent-style-name="Text_20_body">
      <style:text-properties officeooo:rsid="001a6aac" officeooo:paragraph-rsid="001a6aac"/>
    </style:style>
    <style:style style:name="P3" style:family="paragraph" style:parent-style-name="Text_20_body" style:list-style-name="L1">
      <style:text-properties officeooo:rsid="001a6aac" officeooo:paragraph-rsid="001a6aac"/>
    </style:style>
    <style:style style:name="P4" style:family="paragraph" style:parent-style-name="Text_20_body" style:list-style-name="L1">
      <style:text-properties officeooo:paragraph-rsid="001a6aac"/>
    </style:style>
    <style:style style:name="P5" style:family="paragraph" style:parent-style-name="Text_20_body" style:list-style-name="L1">
      <style:text-properties fo:color="#000000" loext:opacity="100%" officeooo:rsid="001a6aac" officeooo:paragraph-rsid="001a6aac"/>
    </style:style>
    <style:style style:name="P6" style:family="paragraph" style:parent-style-name="Text_20_body">
      <style:text-properties fo:color="#000000" loext:opacity="100%" officeooo:rsid="001ba85d" officeooo:paragraph-rsid="001ba85d"/>
    </style:style>
    <style:style style:name="P7" style:family="paragraph" style:parent-style-name="Text_20_body">
      <style:text-properties fo:color="#729fcf" loext:opacity="100%" officeooo:rsid="001a6aac" officeooo:paragraph-rsid="001a6aac"/>
    </style:style>
    <style:style style:name="P8" style:family="paragraph" style:parent-style-name="Text_20_body" style:list-style-name="L1">
      <style:text-properties fo:color="#5983b0" loext:opacity="100%" officeooo:rsid="001a6aac" officeooo:paragraph-rsid="001a6aac"/>
    </style:style>
    <style:style style:name="P9" style:family="paragraph" style:parent-style-name="Title">
      <style:text-properties officeooo:rsid="0018efe0" officeooo:paragraph-rsid="0018efe0"/>
    </style:style>
    <style:style style:name="T1" style:family="text">
      <style:text-properties officeooo:rsid="001a6aa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a6aac"/>
    </style:style>
    <style:style style:name="T4" style:family="text">
      <style:text-properties fo:color="#729fcf" loext:opacity="100%"/>
    </style:style>
    <style:style style:name="T5" style:family="text">
      <style:text-properties fo:color="#5983b0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lation PHPMyadmin</text:p>
      <text:p text:style-name="P1"/>
      <text:p text:style-name="P1"/>
      <text:list xml:id="list934528740" text:style-name="L1">
        <text:list-item>
          <text:p text:style-name="P4"><text:span text:style-name="T1">Pour installer PHPMyAdmin sur la Raspberry Pi, on doit exécuter la commande ci-dessous dans le terminal.</text:span></text:p>
          <text:p text:style-name="P8">sudo apt install phpmyadmin</text:p>
          <text:p text:style-name="P5"/>
        </text:list-item>
        <text:list-item>
          <text:p text:style-name="P4"><text:span text:style-name="T3">PHPMyAdmin nous posera plusieurs questions concernant ses réglages.</text:span></text:p>
          <text:p text:style-name="P3"><text:span text:style-name="T2">On choisira </text:span><text:span text:style-name="T5">no</text:span><text:span text:style-name="T4"> </text:span><text:span text:style-name="T2">à la question concernant l’utilisation de </text:span><text:span text:style-name="T5">dbconfig-common.</text:span></text:p>
          <text:p text:style-name="P3">Choisissez d’utiliser PHPMyAdmin pour un serveur Apache.</text:p>
        </text:list-item>
      </text:list>
      <text:p text:style-name="P2"/>
      <text:list xml:id="list141637609925747" text:continue-numbering="true" text:style-name="L1">
        <text:list-item>
          <text:p text:style-name="P3">Vous devez aussi activer l’extension mysqli si cela n’est pas encore fait. Pour cela, utilisez les commandes ci-dessous.</text:p>
          <text:p text:style-name="P8">sudo phpenmod mysqli</text:p>
          <text:p text:style-name="P8">sudo /etc/init.d/apache2 restart</text:p>
        </text:list-item>
      </text:list>
      <text:p text:style-name="P7"/>
      <text:p text:style-name="P6">Pour vérifier l’installation de PHPMyAdmin il suffit d’accéder à l’adresse de la Raspberry suivi de <text:span text:style-name="T5">/phpmyadmin</text:span>. Par exemple, en local ce sera : « http://127.0.0.1 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, sans-serif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3:07:43.081000000</meta:creation-date>
    <dc:date>2022-03-25T14:16:37.415000000</dc:date>
    <meta:editing-duration>PT8M14S</meta:editing-duration>
    <meta:editing-cycles>1</meta:editing-cycles>
    <meta:document-statistic meta:table-count="0" meta:image-count="0" meta:object-count="0" meta:page-count="1" meta:paragraph-count="11" meta:word-count="106" meta:character-count="697" meta:non-whitespace-character-count="610"/>
    <meta:generator>LibreOffice/7.0.2.2$Windows_X86_64 LibreOffice_project/8349ace3c3162073abd90d81fd06dcfb6b36b994</meta:generator>
  </office:meta>
</office:document-meta>
</file>